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Light2" svg:font-family="'Open Sans Light'"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Document_20_Title">
      <style:text-properties fo:color="#4c4c4c" fo:font-size="28pt" fo:language="en" fo:country="US" style:font-size-asian="28pt" style:font-size-complex="28pt"/>
    </style:style>
    <style:style style:name="P3" style:family="paragraph" style:parent-style-name="Author_20_address">
      <style:text-properties fo:language="en" fo:country="US" officeooo:paragraph-rsid="000b648c"/>
    </style:style>
    <style:style style:name="P4" style:family="paragraph" style:parent-style-name="Document_20_sub-title">
      <style:text-properties fo:color="#4c4c4c" style:font-name="Open Sans Light" fo:font-size="14pt" fo:language="en" fo:country="US" fo:font-style="italic" fo:font-weight="250" officeooo:rsid="0108eb8a" officeooo:paragraph-rsid="0108eb8a" style:font-size-asian="12pt" style:font-style-asian="normal" style:font-weight-asian="bold" style:font-size-complex="12pt" style:font-style-complex="normal" style:font-weight-complex="bold"/>
    </style:style>
    <style:style style:name="P5" style:family="paragraph" style:parent-style-name="Standard">
      <style:text-properties fo:language="en" fo:country="US"/>
    </style:style>
    <style:style style:name="P6" style:family="paragraph" style:parent-style-name="Text_20_body">
      <style:text-properties fo:language="en" fo:country="US" officeooo:rsid="0108eb8a" officeooo:paragraph-rsid="0108eb8a"/>
    </style:style>
    <style:style style:name="P7" style:family="paragraph" style:parent-style-name="Text_20_body">
      <style:text-properties fo:language="en" fo:country="US" officeooo:rsid="010a1f99" officeooo:paragraph-rsid="010a1f99"/>
    </style:style>
    <style:style style:name="P8" style:family="paragraph" style:parent-style-name="Text_20_body">
      <style:text-properties fo:language="en" fo:country="US" officeooo:rsid="01111017" officeooo:paragraph-rsid="01111017"/>
    </style:style>
    <style:style style:name="P9" style:family="paragraph" style:parent-style-name="Text_20_body">
      <style:text-properties fo:language="en" fo:country="US" officeooo:rsid="0112c251" officeooo:paragraph-rsid="0112c251"/>
    </style:style>
    <style:style style:name="P10" style:family="paragraph" style:parent-style-name="Document_20_Title">
      <style:text-properties fo:language="en" fo:country="US" officeooo:paragraph-rsid="0108eb8a"/>
    </style:style>
    <style:style style:name="P11" style:family="paragraph" style:parent-style-name="Standard" style:master-page-name="First_20_Page">
      <style:paragraph-properties style:page-number="auto"/>
      <style:text-properties style:font-name="Liberation Serif" fo:language="en" fo:country="US" officeooo:rsid="01064cc4" officeooo:paragraph-rsid="0108eb8a" style:font-size-asian="10.5pt"/>
    </style:style>
    <style:style style:name="P12" style:family="paragraph" style:parent-style-name="Heading_20_1">
      <style:text-properties fo:language="en" fo:country="US"/>
    </style:style>
    <style:style style:name="P13" style:family="paragraph" style:parent-style-name="Heading_20_1">
      <style:paragraph-properties fo:break-before="page"/>
      <style:text-properties fo:font-size="18pt" fo:language="en" fo:country="US" style:font-size-asian="18pt" style:font-size-complex="18pt"/>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officeooo:rsid="0108eb8a" officeooo:paragraph-rsid="0108eb8a"/>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officeooo:rsid="01111017" officeooo:paragraph-rsid="01111017"/>
    </style:style>
    <style:style style:name="P18" style:family="paragraph" style:parent-style-name="Text_20_body">
      <style:text-properties fo:language="en" fo:country="US" officeooo:rsid="011ad7a9" officeooo:paragraph-rsid="011ad7a9"/>
    </style:style>
    <style:style style:name="P19" style:family="paragraph" style:parent-style-name="Text_20_body">
      <style:text-properties officeooo:paragraph-rsid="010aae93"/>
    </style:style>
    <style:style style:name="P20" style:family="paragraph" style:parent-style-name="Text_20_body">
      <style:text-properties style:font-name="Open Sans Light1" fo:font-size="11.5pt" fo:language="en" fo:country="US" fo:font-weight="250" officeooo:rsid="011bedb3" officeooo:paragraph-rsid="011bedb3" style:font-size-asian="10.5pt"/>
    </style:style>
    <style:style style:name="T1" style:family="text">
      <style:text-properties style:font-name="Open Sans Light1" fo:font-size="10pt" fo:language="fr" fo:country="FR" fo:font-weight="250" officeooo:rsid="0108eb8a" style:font-size-asian="10.5pt"/>
    </style:style>
    <style:style style:name="T2" style:family="text">
      <style:text-properties style:font-name="Open Sans Light1" fo:font-size="10pt" fo:language="fr" fo:country="FR" fo:font-weight="250" officeooo:rsid="011a8b7f" style:font-size-asian="10.5pt"/>
    </style:style>
    <style:style style:name="T3" style:family="text">
      <style:text-properties style:font-name="Open Sans Light1" fo:font-size="10pt" fo:font-weight="250" officeooo:rsid="000b648c" style:font-size-asian="10.5pt" style:font-weight-asian="bold" style:font-weight-complex="bold"/>
    </style:style>
    <style:style style:name="T4" style:family="text">
      <style:text-properties style:font-name="Open Sans Light1" fo:font-size="10pt" fo:font-weight="250" officeooo:rsid="0108eb8a" style:font-size-asian="10.5pt" style:font-weight-asian="bold" style:font-weight-complex="bold"/>
    </style:style>
    <style:style style:name="T5" style:family="text">
      <style:text-properties style:font-name="Open Sans Light1" fo:font-size="11.5pt" fo:language="en" fo:country="US" fo:font-weight="250" officeooo:rsid="010aae93" style:font-size-asian="10.5pt"/>
    </style:style>
    <style:style style:name="T6" style:family="text">
      <style:text-properties style:font-name="Open Sans Light1" fo:font-size="11.5pt" fo:language="en" fo:country="US" fo:font-weight="250" officeooo:rsid="011ad7a9" style:font-size-asian="10.5pt"/>
    </style:style>
    <style:style style:name="T7" style:family="text">
      <style:text-properties fo:language="fr" fo:country="FR"/>
    </style:style>
    <style:style style:name="T8" style:family="text">
      <style:text-properties officeooo:rsid="0108eb8a"/>
    </style:style>
    <style:style style:name="T9" style:family="text">
      <style:text-properties officeooo:rsid="000b648c"/>
    </style:style>
    <style:style style:name="T10" style:family="text">
      <style:text-properties fo:font-variant="normal" fo:text-transform="none" fo:color="#000000" fo:letter-spacing="normal" officeooo:rsid="011691f9"/>
    </style:style>
    <style:style style:name="T11" style:family="text">
      <style:text-properties fo:color="#4c4c4c" style:font-name="Open Sans Extrabold" fo:font-size="28pt" fo:font-weight="800" officeooo:rsid="0108eb8a" style:font-size-asian="28pt" style:font-weight-asian="bold" style:font-size-complex="28pt" style:font-weight-complex="bold"/>
    </style:style>
    <style:style style:name="T12" style:family="text">
      <style:text-properties fo:color="#4c4c4c" style:font-name="Open Sans Extrabold" fo:font-size="28pt" fo:font-weight="800" officeooo:rsid="011a8b7f" style:font-size-asian="28pt" style:font-weight-asian="bold" style:font-size-complex="28pt" style:font-weight-complex="bold"/>
    </style:style>
    <style:style style:name="T13" style:family="text">
      <style:text-properties fo:language="en" fo:country="US" officeooo:rsid="010aae93"/>
    </style:style>
    <style:style style:name="T14" style:family="text">
      <style:text-properties officeooo:rsid="011b2811"/>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Esena ALIRAJ, </text:span>D<text:span text:style-name="T8">avid SOUTHWICK</text:span></text:p>
      <text:p text:style-name="P3"><text:span text:style-name="T9">Département </text:span><text:span text:style-name="T3">I</text:span><text:span text:style-name="T4">nformatique - CUI</text:span></text:p>
      <text:p text:style-name="P2"/>
      <text:p text:style-name="P2"/>
      <text:p text:style-name="P2"/>
      <text:p text:style-name="P10"><text:span text:style-name="T11">TP</text:span><text:span text:style-name="T12">2</text:span><text:span text:style-name="T11"> – C</text:span><text:span text:style-name="T12">itizen Science Search</text:span></text:p>
      <text:p text:style-name="P4">UNIGE - CUI</text:p>
      <text:p text:style-name="P5"><draw:frame draw:style-name="fr1" draw:name="Cadre1" text:anchor-type="paragraph" svg:width="8.2681in" style:rel-width="100%" svg:height="0.5846in" style:rel-height="5%" draw:z-index="0"><draw:text-box><text:p text:style-name="Frame_20_contents"/></draw:text-box></draw:frame></text:p>
      <text:h text:style-name="P13" text:outline-level="1">Table of Contents</text:h>
      <text:p text:style-name="P6"/>
      <text:list xml:id="list2945421228" text:style-name="L1">
        <text:list-item>
          <text:p text:style-name="P15">Introduction</text:p>
        </text:list-item>
        <text:list-item>
          <text:p text:style-name="P16">Description of Schema</text:p>
        </text:list-item>
        <text:list-item>
          <text:p text:style-name="P16">Mapping of data sources into RDF Graph</text:p>
        </text:list-item>
        <text:list-item>
          <text:p text:style-name="P16">Routine of Application</text:p>
        </text:list-item>
      </text:list>
      <text:p text:style-name="P7"/>
      <text:h text:style-name="P12" text:outline-level="1">Introduction</text:h>
      <text:p text:style-name="P14"/>
      <text:h text:style-name="P12" text:outline-level="1">Description of Schema</text:h>
      <text:p text:style-name="P20">The schema for our project was created by Esena from the individuals and classes already inherent in the TP turtle files. Using the provided ontology graph views as reference, axioms and SWRL rules were added to provide a framework to make inferences from the raw data. </text:p>
      <text:p text:style-name="P14"><text:span text:style-name="T10"/></text:p>
      <text:h text:style-name="P12" text:outline-level="1">Mapping of data sources into RDF Graph</text:h>
      <text:p text:style-name="P19"><text:span text:style-name="T13">Data sources for this project were provided in </text:span><text:span text:style-name="T5">t</text:span><text:span text:style-name="T6">urtle triple store files.</text:span><text:span text:style-name="T13"> These </text:span><text:span text:style-name="T5">t</text:span><text:span text:style-name="T6">riples did not include any relational data, and thus required parsing to add RDF URI information, as well as additional relations, such as declaring attributes that turtle might represent as an annotation to a rdf:NamedIndividual of it’s representing class (type). </text:span></text:p>
      <text:p text:style-name="P18">To accomplish this, David wrote scripts using rdflib in Python to extract general classes used in the turtle files, and created individuals based on those classes. To keep the relations, objectAttributes of the form ‘has+[attribute]’were added to the individuals and their sub components. </text:p>
      <text:p text:style-name="P8">The tools used to realize these steps were python3 script and the following python3 libraries: </text:p>
      <text:list xml:id="list3069874746" text:style-name="L2">
        <text:list-item>
          <text:p text:style-name="P17">RDFlib - for creating and exporting RDF data</text:p>
        </text:list-item>
      </text:list>
      <text:h text:style-name="P12" text:outline-level="1">Routine of Application</text:h>
      <text:p text:style-name="P9">The main <text:span text:style-name="T14">application is a simple python django web search interface. From the search interface, a GET request is passed to the SPARQL endpoint, provided by graphDB. From here, the django application parses the response and displays the results in a basic table </text:span><text:soft-page-break/><text:span text:style-name="T14">formatted results page. </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Light2" svg:font-family="'Open Sans Light'"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style:font-name="Open Sans Light1" fo:font-size="10pt" fo:language="fr" fo:country="FR" fo:font-weight="250" officeooo:rsid="0108eb8a" style:font-size-asian="10.5pt"/>
    </style:style>
    <style:style style:name="MT2" style:family="text">
      <style:text-properties style:font-name="Open Sans Light1" fo:font-size="10pt" fo:language="fr" fo:country="FR" fo:font-weight="250" officeooo:rsid="011a8b7f" style:font-size-asian="10.5pt"/>
    </style:style>
    <style:style style:name="MT3" style:family="text">
      <style:text-properties fo:language="fr" fo:country="FR"/>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text:span><text:span text:style-name="MT2">P2 – Citizen Science Search</text:span><text:span text:style-name="MT3"><text:tab/><text:tab/></text:span></text:p>
      </style:header>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1T14:43:25.028492051</meta:creation-date>
    <dc:title>TP OptoÉlectronique</dc:title>
    <meta:editing-duration>P0D</meta:editing-duration>
    <meta:editing-cycles>1</meta:editing-cycles>
    <meta:generator>LibreOffice/6.3.3.2$Windows_X86_64 LibreOffice_project/a64200df03143b798afd1ec74a12ab50359878ed</meta:generator>
    <meta:document-statistic meta:table-count="0" meta:image-count="0" meta:object-count="0" meta:page-count="3" meta:paragraph-count="21" meta:word-count="267" meta:character-count="1676" meta:non-whitespace-character-count="1416"/>
  </office:meta>
</office:document-meta>
</file>